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f5712" officeooo:paragraph-rsid="001f5712" style:font-size-asian="32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21cbef" officeooo:paragraph-rsid="000e3f3d" style:font-size-asian="32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font-size="32pt" officeooo:rsid="00193c25" officeooo:paragraph-rsid="000c5fee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8pt" officeooo:rsid="0021cbef" officeooo:paragraph-rsid="000e3f3d" style:font-size-asian="28pt" style:language-asian="ja" style:country-asian="JP" style:font-size-complex="28pt"/>
    </style:style>
    <style:style style:name="P6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T1" style:family="text">
      <style:text-properties officeooo:rsid="00237f07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838" loext:opacity="100%" style:text-underline-style="solid" style:text-underline-width="auto" style:text-underline-color="font-color"/>
    </style:style>
    <style:style style:name="T4" style:family="text">
      <style:text-properties fo:color="#ff3838" loext:opacity="100%" style:text-underline-style="solid" style:text-underline-width="auto" style:text-underline-color="font-color" officeooo:rsid="00237f07"/>
    </style:style>
    <style:style style:name="T5" style:family="text">
      <style:text-properties fo:font-size="24pt" style:font-size-asian="24pt" style:font-size-complex="24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JLPT N5 Reading: </text:span><text:span text:style-name="T4">Cupcakes カップケーキ</text:span></text:p>
      <text:p text:style-name="P4"/>
      <text:p text:style-name="P3"><text:tab/><text:ruby text:style-name="Ru1"><text:ruby-base><text:span text:style-name="T2">今日</text:span></text:ruby-base><text:ruby-text>きょう</text:ruby-text></text:ruby><text:span text:style-name="T2">は、</text:span><text:ruby text:style-name="Ru1"><text:ruby-base><text:span text:style-name="T2">友</text:span></text:ruby-base><text:ruby-text>とも</text:ruby-text></text:ruby><text:span text:style-name="T2">だちとカップケーキを</text:span><text:ruby text:style-name="Ru1"><text:ruby-base><text:span text:style-name="T2">作</text:span></text:ruby-base><text:ruby-text>つく</text:ruby-text></text:ruby><text:span text:style-name="T2">ります。</text:span><text:ruby text:style-name="Ru1"><text:ruby-base><text:span text:style-name="T2">学校</text:span></text:ruby-base><text:ruby-text>がっこう</text:ruby-text></text:ruby><text:span text:style-name="T2">のクラスのみんなにあげるので、たくさん</text:span><text:ruby text:style-name="Ru1"><text:ruby-base><text:span text:style-name="T2">作</text:span></text:ruby-base><text:ruby-text>つく</text:ruby-text></text:ruby><text:span text:style-name="T2">ります。クラスには、12</text:span><text:ruby text:style-name="Ru1"><text:ruby-base><text:span text:style-name="T2">人</text:span></text:ruby-base><text:ruby-text>にん</text:ruby-text></text:ruby><text:span text:style-name="T2">の</text:span><text:ruby text:style-name="Ru1"><text:ruby-base><text:span text:style-name="T2">友</text:span></text:ruby-base><text:ruby-text>とも</text:ruby-text></text:ruby><text:span text:style-name="T2">だちがいます。</text:span></text:p>
      <text:p text:style-name="P5"><text:tab/>クラスの8<text:ruby text:style-name="Ru1"><text:ruby-base>人</text:ruby-base><text:ruby-text>にん</text:ruby-text></text:ruby>はチョコレートカップケーキが<text:ruby text:style-name="Ru1"><text:ruby-base>欲</text:ruby-base><text:ruby-text>ほ</text:ruby-text></text:ruby>しいと<text:ruby text:style-name="Ru1"><text:ruby-base>言</text:ruby-base><text:ruby-text>い</text:ruby-text></text:ruby>いました。<text:ruby text:style-name="Ru1"><text:ruby-base>後</text:ruby-base><text:ruby-text>あと</text:ruby-text></text:ruby>はバニラカップケーキが<text:ruby text:style-name="Ru1"><text:ruby-base>食</text:ruby-base><text:ruby-text>た</text:ruby-text></text:ruby>べたいそうです。</text:p>
      <text:p text:style-name="P5"><text:tab/><text:ruby text:style-name="Ru1"><text:ruby-base>私</text:ruby-base><text:ruby-text>わたし</text:ruby-text></text:ruby>は、<text:ruby text:style-name="Ru1"><text:ruby-base>卵</text:ruby-base><text:ruby-text>たまご</text:ruby-text></text:ruby>とベーキングパウダーを<text:ruby text:style-name="Ru1"><text:ruby-base>買</text:ruby-base><text:ruby-text>か</text:ruby-text></text:ruby>います。<text:ruby text:style-name="Ru1"><text:ruby-base>友</text:ruby-base><text:ruby-text>とも</text:ruby-text></text:ruby>だちがバターと<text:ruby text:style-name="Ru1"><text:ruby-base>小麦粉</text:ruby-base><text:ruby-text>こむぎこ</text:ruby-text></text:ruby><text:ruby text:style-name="Ru1"><text:ruby-base>買</text:ruby-base><text:ruby-text>か</text:ruby-text></text:ruby>います。</text:p>
      <text:p text:style-name="P5"><text:tab/>3<text:ruby text:style-name="Ru1"><text:ruby-base>時</text:ruby-base><text:ruby-text>じ</text:ruby-text></text:ruby>に<text:ruby text:style-name="Ru1"><text:ruby-base>友</text:ruby-base><text:ruby-text>とも</text:ruby-text></text:ruby>だち<text:ruby text:style-name="Ru1"><text:ruby-base>来</text:ruby-base><text:ruby-text>く</text:ruby-text></text:ruby>るので、<text:ruby text:style-name="Ru1"><text:ruby-base>今</text:ruby-base><text:ruby-text>いま</text:ruby-text></text:ruby>から<text:ruby text:style-name="Ru1"><text:ruby-base>買</text:ruby-base><text:ruby-text>か</text:ruby-text></text:ruby>いに<text:ruby text:style-name="Ru1"><text:ruby-base>行</text:ruby-base><text:ruby-text>い</text:ruby-text></text:ruby>きます。<text:ruby text:style-name="Ru1"><text:ruby-base>近</text:ruby-base><text:ruby-text>ちか</text:ruby-text></text:ruby>くのスーパーでちょうどセールをしているので、たくさん<text:ruby text:style-name="Ru1"><text:ruby-base>買</text:ruby-base><text:ruby-text>か</text:ruby-text></text:ruby>います。</text:p>
      <text:p text:style-name="P5"><text:tab/>おいしいカップケーキを<text:ruby text:style-name="Ru1"><text:ruby-base>作</text:ruby-base><text:ruby-text>つく</text:ruby-text></text:ruby>りたいです。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sub 58%" fo:font-size="6pt" style:text-underline-style="none" fo:background-color="#333333" style:font-size-asian="2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2-21T09:36:02.323637903</dc:date>
    <meta:editing-duration>PT21H47M27S</meta:editing-duration>
    <meta:editing-cycles>23</meta:editing-cycles>
    <meta:generator>LibreOffice/7.6.4.1$Linux_X86_64 LibreOffice_project/60$Build-1</meta:generator>
    <meta:document-statistic meta:table-count="0" meta:image-count="0" meta:object-count="0" meta:page-count="1" meta:paragraph-count="6" meta:word-count="232" meta:character-count="260" meta:non-whitespace-character-count="251"/>
  </office:meta>
</office:document-meta>
</file>